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91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loext:graphic-properties draw:fill-color="#000000" draw:opacity="10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text-align="center"/>
      <style:text-properties fo:color="#cc0000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</text:span><text:span text:style-name="T1">e</text:span><text:span text:style-name="T1">x</text:span><text:span text:style-name="T1">t</text:span><text:span text:style-name="T1">’</text:span><text:span text:style-name="T1"> </text:span><text:span text:style-name="T1">l</text:span><text:span text:style-name="T1">o</text:span><text:span text:style-name="T1">c</text:span><text:span text:style-name="T1">a</text:span><text:span text:style-name="T1">t</text:span><text:span text:style-name="T1">o</text:span><text:span text:style-name="T1">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</text:span><text:span text:style-name="T2">r</text:span><text:span text:style-name="T2">e</text:span><text:span text:style-name="T2">v</text:span><text:span text:style-name="T2">’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o</text:span><text:span text:style-name="T2">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</text:span><text:span text:style-name="T2">h</text:span><text:span text:style-name="T2">e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t</text:span><text:span text:style-name="T2">e</text:span><text:span text:style-name="T2">d</text:span><text:span text:style-name="T2"> </text:span></text:p>
            <text:p><text:span text:style-name="T2">b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a</text:span><text:span text:style-name="T2">s</text:span><text:span text:style-name="T2">h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s</text:span><text:span text:style-name="T1">t</text:span><text:span text:style-name="T1">o</text:span><text:span text:style-name="T1">r</text:span><text:span text:style-name="T1">i</text:span><text:span text:style-name="T1">n</text:span><text:span text:style-name="T1">g</text:span></text:p>
            <text:p><text:span text:style-name="T1">k</text:span><text:span text:style-name="T1">e</text:span><text:span text:style-name="T1">y</text:span><text:span text:style-name="T1">-</text:span><text:span text:style-name="T1">v</text:span><text:span text:style-name="T1">a</text:span><text:span text:style-name="T1">l</text:span><text:span text:style-name="T1">u</text:span><text:span text:style-name="T1">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</text:span><text:span text:style-name="T1">m</text:span><text:span text:style-name="T1">p</text:span><text:span text:style-name="T1">t</text:span><text:span text:style-name="T1">y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</text:span><text:span text:style-name="T2">n</text:span><text:span text:style-name="T2">s</text:span><text:span text:style-name="T2">e</text:span><text:span text:style-name="T2">r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/text:p>
            <text:p><text:span text:style-name="T2">n</text:span><text:span text:style-name="T2">e</text:span><text:span text:style-name="T2">w</text:span><text:span text:style-name="T2"> </text:span><text:span text:style-name="T2">k</text:span><text:span text:style-name="T2">e</text:span><text:span text:style-name="T2">y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text:span text:style-name="T1">d</text:span></text:p>
            <text:p><text:span text:style-name="T2">k</text:span><text:span text:style-name="T2">e</text:span><text:span text:style-name="T2">y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/text:p>
            <text:p><text:span text:style-name="T2">n</text:span><text:span text:style-name="T2">u</text:span><text:span text:style-name="T2">m</text:span><text:span text:style-name="T2">b</text:span><text:span text:style-name="T2">e</text:span><text:span text:style-name="T2">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</text:span><text:span text:style-name="T3">p</text:span><text:span text:style-name="T3">e</text:span><text:span text:style-name="T3">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</text:span><text:span text:style-name="T1">u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l</text:span><text:span text:style-name="T1">o</text:span><text:span text:style-name="T1">c</text:span><text:span text:style-name="T1">a</text:span><text:span text:style-name="T1">t</text:span><text:span text:style-name="T1">o</text:span><text:span text:style-name="T1">r</text:span><text:span text:style-name="T1">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</text:span><text:span text:style-name="T4">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/><text:s/><text:s/><text:s/><text:s/><text:s/><text:s/><text:s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</text:span><text:span text:style-name="T4">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/><text:s/><text:s/><text:s/><text:s/><text:s/><text:s/><text:s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</text:span><text:span text:style-name="T5">p</text:span><text:span text:style-name="T5">r</text:span><text:span text:style-name="T5">e</text:span><text:span text:style-name="T5">v</text:span><text:span text:style-name="T5">’</text:span><text:span text:style-name="T5"> </text:span><text:span text:style-name="T5">a</text:span><text:span text:style-name="T5">n</text:span><text:span text:style-name="T5">d</text:span><text:span text:style-name="T5"> </text:span><text:span text:style-name="T5">‘</text:span><text:span text:style-name="T5">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</text:span><text:span text:style-name="T5">n</text:span><text:span text:style-name="T5">e</text:span><text:span text:style-name="T5">x</text:span><text:span text:style-name="T5">t</text:span><text:span text:style-name="T5">’</text:span><text:span text:style-name="T5"> </text:span><text:span text:style-name="T5">a</text:span><text:span text:style-name="T5">n</text:span><text:span text:style-name="T5">d</text:span><text:span text:style-name="T5"> </text:span><text:span text:style-name="T5">‘</text:span><text:span text:style-name="T5">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</text:span><text:span text:style-name="T5">p</text:span><text:span text:style-name="T5">r</text:span><text:span text:style-name="T5">e</text:span><text:span text:style-name="T5">v</text:span><text:span text:style-name="T5">’</text:span><text:span text:style-name="T5"> </text:span><text:span text:style-name="T5">a</text:span><text:span text:style-name="T5">n</text:span><text:span text:style-name="T5">d</text:span><text:span text:style-name="T5"> </text:span><text:span text:style-name="T5">‘</text:span><text:span text:style-name="T5">n</text:span><text:span text:style-name="T5">e</text:span><text:span text:style-name="T5">x</text:span><text:span text:style-name="T5">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7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1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1</text:span><text:span text:style-name="T8">.</text:span><text:span text:style-name="T9"> </text:span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text:span text:style-name="T9"> </text:span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</text:span><text:span text:style-name="T10">i</text:span><text:span text:style-name="T10">r</text:span><text:span text:style-name="T10">s</text:span><text:span text:style-name="T10">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2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2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text:span text:style-name="T13"> </text:span><text:span text:style-name="T13">4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r</text:span><text:span text:style-name="T13">i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1</text:span><text:span text:style-name="T8">.</text:span><text:span text:style-name="T9"> </text:span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text:span text:style-name="T9"> </text:span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3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1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text:span text:style-name="T13"> </text:span><text:span text:style-name="T13">2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1</text:span><text:span text:style-name="T8">.</text:span><text:span text:style-name="T9"> </text:span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text:span text:style-name="T9"> </text:span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</text:span><text:span text:style-name="T10">a</text:span><text:span text:style-name="T10">s</text:span><text:span text:style-name="T10">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4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3cm">
          <draw:text-box>
            <text:p><text:span text:style-name="T13">3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/text:p>
            <text:p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</text:span><text:span text:style-name="T14">l</text:span><text:span text:style-name="T14">u</text:span><text:span text:style-name="T14">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2</text:span><text:span text:style-name="T8">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2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s</text:span><text:span text:style-name="T14">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p</text:span><text:span text:style-name="T15">a</text:span><text:span text:style-name="T15">i</text:span><text:span text:style-name="T15">r</text:span><text:span text:style-name="T15">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1</text:span><text:span text:style-name="T16">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</text:span><text:span text:style-name="T10">i</text:span><text:span text:style-name="T10">r</text:span><text:span text:style-name="T10">s</text:span><text:span text:style-name="T10">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5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5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/text:p>
            <text:p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</text:span><text:span text:style-name="T14">l</text:span><text:span text:style-name="T14">u</text:span><text:span text:style-name="T14">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2</text:span><text:span text:style-name="T8">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s</text:span><text:span text:style-name="T14">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p</text:span><text:span text:style-name="T15">a</text:span><text:span text:style-name="T15">i</text:span><text:span text:style-name="T15">r</text:span><text:span text:style-name="T15">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1</text:span><text:span text:style-name="T16">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</text:span><text:span text:style-name="T10">i</text:span><text:span text:style-name="T10">r</text:span><text:span text:style-name="T10">s</text:span><text:span text:style-name="T10">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6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/text:p>
            <text:p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</text:span><text:span text:style-name="T14">l</text:span><text:span text:style-name="T14">u</text:span><text:span text:style-name="T14">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2</text:span><text:span text:style-name="T8">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5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s</text:span><text:span text:style-name="T14">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p</text:span><text:span text:style-name="T15">a</text:span><text:span text:style-name="T15">i</text:span><text:span text:style-name="T15">r</text:span><text:span text:style-name="T15">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1</text:span><text:span text:style-name="T16">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</text:span><text:span text:style-name="T10">i</text:span><text:span text:style-name="T10">r</text:span><text:span text:style-name="T10">s</text:span><text:span text:style-name="T10">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7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7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/text:p>
            <text:p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</text:span><text:span text:style-name="T14">l</text:span><text:span text:style-name="T14">u</text:span><text:span text:style-name="T14">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2</text:span><text:span text:style-name="T8">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5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s</text:span><text:span text:style-name="T14">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p</text:span><text:span text:style-name="T15">a</text:span><text:span text:style-name="T15">i</text:span><text:span text:style-name="T15">r</text:span><text:span text:style-name="T15">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1</text:span><text:span text:style-name="T16">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</text:span><text:span text:style-name="T10">i</text:span><text:span text:style-name="T10">r</text:span><text:span text:style-name="T10">s</text:span><text:span text:style-name="T10">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8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7cm">
          <draw:text-box>
            <text:p><text:span text:style-name="T13">7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/text:p>
            <text:p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7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2</text:span><text:span text:style-name="T8">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</text:span><text:span text:style-name="T14">l</text:span><text:span text:style-name="T14">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s</text:span><text:span text:style-name="T14">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p</text:span><text:span text:style-name="T15">a</text:span><text:span text:style-name="T15">i</text:span><text:span text:style-name="T15">r</text:span><text:span text:style-name="T15">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1</text:span><text:span text:style-name="T16">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</text:span><text:span text:style-name="T17">i</text:span><text:span text:style-name="T17">r</text:span><text:span text:style-name="T17">s</text:span><text:span text:style-name="T17">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9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r</text:span><text:span text:style-name="T13">i</text:span><text:span text:style-name="T13">s</text:span></text:p>
            <text:p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2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s</text:span><text:span text:style-name="T14">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p</text:span><text:span text:style-name="T15">a</text:span><text:span text:style-name="T15">i</text:span><text:span text:style-name="T15">r</text:span><text:span text:style-name="T15">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</text:span><text:span text:style-name="T18">p</text:span><text:span text:style-name="T18">e</text:span><text:span text:style-name="T18">.</text:span><text:span text:style-name="T18"> </text:span><text:span text:style-name="T18">0</text:span><text:span text:style-name="T18">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</text:span><text:span text:style-name="T19">p</text:span><text:span text:style-name="T19">e</text:span><text:span text:style-name="T19">.</text:span><text:span text:style-name="T19"> </text:span><text:span text:style-name="T19">2</text:span><text:span text:style-name="T19">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1</text:span><text:span text:style-name="T16">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</text:span><text:span text:style-name="T14">l</text:span><text:span text:style-name="T14">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</text:span><text:span text:style-name="T17">i</text:span><text:span text:style-name="T17">r</text:span><text:span text:style-name="T17">s</text:span><text:span text:style-name="T17">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1</text:span><text:span text:style-name="T6">0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</text:span><text:span text:style-name="T20">a</text:span><text:span text:style-name="T20">s</text:span><text:span text:style-name="T20">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.001cm" svg:y="3.528cm">
          <draw:text-box>
            <text:p><text:span text:style-name="T13">5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/text:p>
            <text:p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skewX (-5.15662617013172E-017) rotate (-1.03899450371222) translate (16.708616430811cm 4.1046412183517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2</text:span><text:span text:style-name="T8">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</text:span><text:span text:style-name="T14">l</text:span><text:span text:style-name="T14">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</text:span><text:span text:style-name="T4">e</text:span><text:span text:style-name="T4">x</text:span><text:span text:style-name="T4">t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</text:span><text:span text:style-name="T4">e</text:span><text:span text:style-name="T4">x</text:span><text:span text:style-name="T4">t</text:span><text:span text:style-name="T4">_</text:span><text:span text:style-name="T4">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</text:span><text:span text:style-name="T4">r</text:span><text:span text:style-name="T4">e</text:span><text:span text:style-name="T4">v</text:span><text:span text:style-name="T4">2</text:span><text:span text:style-name="T4">n</text:span><text:span text:style-name="T4">e</text:span><text:span text:style-name="T4">x</text:span><text:span text:style-name="T4">t</text:span><text:span text:style-name="T4">_</text:span><text:span text:style-name="T4">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s</text:span><text:span text:style-name="T14">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p</text:span><text:span text:style-name="T15">a</text:span><text:span text:style-name="T15">i</text:span><text:span text:style-name="T15">r</text:span><text:span text:style-name="T15">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1</text:span><text:span text:style-name="T16">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</text:span><text:span text:style-name="T17">i</text:span><text:span text:style-name="T17">r</text:span><text:span text:style-name="T17">s</text:span><text:span text:style-name="T17">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1</text:span><text:span text:style-name="T6">1</text:span><text:span text:style-name="T6"> </text:span><text:span text:style-name="T6">(</text:span><text:span text:style-name="T6">h</text:span><text:span text:style-name="T6">a</text:span><text:span text:style-name="T6">r</text:span><text:span text:style-name="T6">d</text:span><text:span text:style-name="T6">)</text:span><text:span text:style-name="T6">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3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/text:p>
            <text:p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</text:span><text:span text:style-name="T9">e</text:span><text:span text:style-name="T9">w</text:span><text:span text:style-name="T9"> </text:span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a</text:span></text:p>
            <text:p><text:span text:style-name="T9">k</text:span><text:span text:style-name="T9">e</text:span><text:span text:style-name="T9">y</text:span><text:span text:style-name="T9">-</text:span><text:span text:style-name="T9">v</text:span><text:span text:style-name="T9">a</text:span><text:span text:style-name="T9">l</text:span><text:span text:style-name="T9">u</text:span><text:span text:style-name="T9">e</text:span><text:span text:style-name="T9"> </text:span><text:span text:style-name="T9">p</text:span><text:span text:style-name="T9">a</text:span><text:span text:style-name="T9">i</text:span><text:span text:style-name="T9">r</text:span><text:span text:style-name="T9">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2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s</text:span><text:span text:style-name="T14">t</text:span><text:span text:style-name="T14">o</text:span><text:span text:style-name="T14">r</text:span><text:span text:style-name="T14">e</text:span><text:span text:style-name="T14">d</text:span></text:p>
            <text:p><text:span text:style-name="T15">k</text:span><text:span text:style-name="T15">e</text:span><text:span text:style-name="T15">y</text:span><text:span text:style-name="T15">-</text:span><text:span text:style-name="T15">v</text:span><text:span text:style-name="T15">a</text:span><text:span text:style-name="T15">l</text:span><text:span text:style-name="T15">u</text:span><text:span text:style-name="T15">e</text:span><text:span text:style-name="T15"> </text:span><text:span text:style-name="T15">p</text:span><text:span text:style-name="T15">a</text:span><text:span text:style-name="T15">i</text:span><text:span text:style-name="T15">r</text:span><text:span text:style-name="T15">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</text:span><text:span text:style-name="T18">p</text:span><text:span text:style-name="T18">e</text:span><text:span text:style-name="T18">.</text:span><text:span text:style-name="T18"> </text:span><text:span text:style-name="T18">0</text:span><text:span text:style-name="T18">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</text:span><text:span text:style-name="T19">p</text:span><text:span text:style-name="T19">e</text:span><text:span text:style-name="T19">.</text:span><text:span text:style-name="T19"> </text:span><text:span text:style-name="T19">2</text:span><text:span text:style-name="T19">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1</text:span><text:span text:style-name="T16">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</text:span><text:span text:style-name="T14">e</text:span><text:span text:style-name="T14">y</text:span><text:span text:style-name="T14">-</text:span></text:p>
            <text:p><text:span text:style-name="T14">v</text:span><text:span text:style-name="T14">a</text:span><text:span text:style-name="T14">l</text:span><text:span text:style-name="T14">u</text:span><text:span text:style-name="T14">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</text:span><text:span text:style-name="T4">r</text:span><text:span text:style-name="T4">e</text:span><text:span text:style-name="T4">v</text:span><text:span text:style-name="T4">I</text:span><text:span text:style-name="T4">d</text:span><text:span text:style-name="T4">x</text:span><text:span text:style-name="T4">_</text:span><text:span text:style-name="T4">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</text:span><text:span text:style-name="T4">d</text:span><text:span text:style-name="T4">x</text:span><text:span text:style-name="T4">_</text:span><text:span text:style-name="T4">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</text:span><text:span text:style-name="T4">r</text:span><text:span text:style-name="T4">e</text:span><text:span text:style-name="T4">v</text:span><text:span text:style-name="T4">_</text:span><text:span text:style-name="T4">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</text:span><text:span text:style-name="T20">a</text:span><text:span text:style-name="T20">s</text:span><text:span text:style-name="T20">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</text:span><text:span text:style-name="T17">i</text:span><text:span text:style-name="T17">r</text:span><text:span text:style-name="T17">s</text:span><text:span text:style-name="T17">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</text:span><text:span text:style-name="T9">e</text:span><text:span text:style-name="T9">y</text:span><text:span text:style-name="T9">-</text:span></text:p>
            <text:p><text:span text:style-name="T9">v</text:span><text:span text:style-name="T9">a</text:span><text:span text:style-name="T9">l</text:span><text:span text:style-name="T9">u</text:span><text:span text:style-name="T9">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</text:span><text:span text:style-name="T11">m</text:span><text:span text:style-name="T11">p</text:span><text:span text:style-name="T11">t</text:span><text:span text:style-name="T11">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</text:span><text:span text:style-name="T7">a</text:span><text:span text:style-name="T7">g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p</text:span><text:span text:style-name="T7">l</text:span><text:span text:style-name="T7">i</text:span><text:span text:style-name="T7">t</text:span><text:span text:style-name="T7">t</text:span><text:span text:style-name="T7">i</text:span><text:span text:style-name="T7">n</text:span><text:span text:style-name="T7">g</text:span><text:span text:style-name="T7">.</text:span></text:p>
          </draw:text-box>
        </draw:frame>
        <draw:custom-shape draw:style-name="gr87" draw:text-style-name="P31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d</text:span><text:span text:style-name="T6">e</text:span><text:span text:style-name="T6">l</text:span><text:span text:style-name="T6">e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1</text:span><text:span text:style-name="T6">’</text:span><text:span text:style-name="T7">.</text:span></text:p>
          </draw:text-box>
        </draw:frame>
      </draw:page>
      <draw:page draw:name="page26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path draw:style-name="gr43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72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2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5.024cm" svg:y="6.003cm">
          <draw:text-box>
            <text:p text:style-name="P11"><text:span text:style-name="T10">e</text:span><text:span text:style-name="T10">m</text:span><text:span text:style-name="T10">p</text:span><text:span text:style-name="T10">t</text:span><text:span text:style-name="T10">y</text:span></text:p>
          </draw:text-box>
        </draw:frame>
        <draw:frame draw:style-name="gr89" draw:text-style-name="P17" draw:layer="layout" svg:width="2.085cm" svg:height="1.673cm" svg:x="2.955cm" svg:y="6.668cm">
          <draw:text-box>
            <text:p><text:span text:style-name="T13">e</text:span><text:span text:style-name="T13">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1</text:span></text:p>
          </draw:text-box>
        </draw:frame>
        <draw:g>
          <draw:line draw:style-name="gr60" draw:text-style-name="P2" draw:layer="layout" svg:x1="5.199cm" svg:y1="6.64cm" svg:x2="2.849cm" svg:y2="8.353cm">
            <text:p/>
          </draw:line>
          <draw:line draw:style-name="gr60" draw:text-style-name="P2" draw:layer="layout" svg:x1="3.554cm" svg:y1="6.64cm" svg:x2="4.494cm" svg:y2="8.353cm">
            <text:p/>
          </draw:line>
        </draw:g>
        <draw:line draw:style-name="gr43" draw:text-style-name="P2" draw:layer="layout" svg:x1="3.305cm" svg:y1="8.821cm" svg:x2="4.005cm" svg:y2="8.821cm">
          <text:p/>
        </draw:line>
        <draw:line draw:style-name="gr43" draw:text-style-name="P2" draw:layer="layout" svg:x1="3.305cm" svg:y1="8.901cm" svg:x2="4.005cm" svg:y2="8.901cm">
          <text:p/>
        </draw:line>
        <draw:custom-shape draw:style-name="gr4" draw:text-style-name="P16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0" draw:text-style-name="P17" draw:layer="layout" svg:width="12.766cm" svg:height="0.962cm" svg:x="3cm" svg:y="4.533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text:span text:style-name="T13"> </text:span><text:span text:style-name="T13">1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 </text:span><text:span text:style-name="T13">i</text:span><text:span text:style-name="T13">s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1</text:span><text:span text:style-name="T8">.</text:span><text:span text:style-name="T9"> </text:span><text:span text:style-name="T9">D</text:span><text:span text:style-name="T9">e</text:span><text:span text:style-name="T9">l</text:span><text:span text:style-name="T9">e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0</text:span><text:span text:style-name="T9">1</text:span><text:span text:style-name="T9">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d</text:span><text:span text:style-name="T6">e</text:span><text:span text:style-name="T6">l</text:span><text:span text:style-name="T6">e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2</text:span><text:span text:style-name="T6">’</text:span><text:span text:style-name="T7">.</text:span></text:p>
          </draw:text-box>
        </draw:frame>
      </draw:page>
      <draw:page draw:name="page28" draw:style-name="dp1" draw:master-page-name="標準">
        <draw:path draw:style-name="gr43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1cm">
          <draw:text-box>
            <text:p text:style-name="P11"><text:span text:style-name="T11">f</text:span><text:span text:style-name="T11">i</text:span><text:span text:style-name="T11">r</text:span><text:span text:style-name="T11">s</text:span><text:span text:style-name="T11">t</text:span></text:p>
          </draw:text-box>
        </draw:frame>
        <draw:path draw:style-name="gr43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3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8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2cm" svg:x2="6cm" svg:y2="6.502cm">
          <text:p/>
        </draw:line>
        <draw:line draw:style-name="gr49" draw:text-style-name="P2" draw:layer="layout" svg:x1="7cm" svg:y1="8.502cm" svg:x2="5cm" svg:y2="8.502cm">
          <text:p/>
        </draw:line>
        <draw:line draw:style-name="gr74" draw:text-style-name="P2" draw:layer="layout" svg:x1="7cm" svg:y1="6.502cm" svg:x2="9cm" svg:y2="6.502cm">
          <text:p/>
        </draw:line>
        <draw:line draw:style-name="gr74" draw:text-style-name="P2" draw:layer="layout" svg:x1="10cm" svg:y1="8.502cm" svg:x2="8cm" svg:y2="8.502cm">
          <text:p/>
        </draw:line>
        <draw:g>
          <draw:line draw:style-name="gr84" draw:text-style-name="P2" draw:layer="layout" svg:x1="8.435cm" svg:y1="8.296cm" svg:x2="7.935cm" svg:y2="8.709cm">
            <text:p/>
          </draw:line>
          <draw:line draw:style-name="gr84" draw:text-style-name="P2" draw:layer="layout" svg:x1="8.085cm" svg:y1="8.296cm" svg:x2="8.285cm" svg:y2="8.709cm">
            <text:p/>
          </draw:line>
        </draw:g>
        <draw:g>
          <draw:line draw:style-name="gr60" draw:text-style-name="P2" draw:layer="layout" svg:x1="9.059cm" svg:y1="6.297cm" svg:x2="8.559cm" svg:y2="6.71cm">
            <text:p/>
          </draw:line>
          <draw:line draw:style-name="gr60" draw:text-style-name="P2" draw:layer="layout" svg:x1="8.709cm" svg:y1="6.297cm" svg:x2="8.909cm" svg:y2="6.7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6cm">
          <draw:text-box>
            <text:p><text:span text:style-name="T13">e</text:span><text:span text:style-name="T13">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2</text:span></text:p>
          </draw:text-box>
        </draw:frame>
        <draw:frame draw:style-name="gr89" draw:text-style-name="P17" draw:layer="layout" svg:width="2.085cm" svg:height="1.673cm" svg:x="2.958cm" svg:y="6.667cm">
          <draw:text-box>
            <text:p><text:span text:style-name="T13">e</text:span><text:span text:style-name="T13">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1</text:span></text:p>
          </draw:text-box>
        </draw:frame>
        <draw:custom-shape draw:style-name="gr91" draw:text-style-name="P32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11.025cm" svg:y="6cm">
          <draw:text-box>
            <text:p text:style-name="P11"><text:span text:style-name="T10">e</text:span><text:span text:style-name="T10">m</text:span><text:span text:style-name="T10">p</text:span><text:span text:style-name="T10">t</text:span><text:span text:style-name="T10">y</text:span></text:p>
          </draw:text-box>
        </draw:frame>
        <draw:frame draw:style-name="gr42" draw:text-style-name="P14" draw:layer="layout" svg:width="1.095cm" svg:height="0.662cm" svg:x="9.815cm" svg:y="8.5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line draw:style-name="gr43" draw:text-style-name="P2" draw:layer="layout" svg:x1="10.002cm" svg:y1="8.82cm" svg:x2="10.702cm" svg:y2="8.82cm">
          <text:p/>
        </draw:line>
        <draw:line draw:style-name="gr43" draw:text-style-name="P2" draw:layer="layout" svg:x1="10.002cm" svg:y1="8.9cm" svg:x2="10.702cm" svg:y2="8.9cm">
          <text:p/>
        </draw:line>
        <draw:frame draw:style-name="gr89" draw:text-style-name="P17" draw:layer="layout" svg:width="2.085cm" svg:height="1.673cm" svg:x="8.956cm" svg:y="6.665cm">
          <draw:text-box>
            <text:p><text:span text:style-name="T13">e</text:span><text:span text:style-name="T13">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3</text:span></text:p>
          </draw:text-box>
        </draw:frame>
        <draw:g>
          <draw:line draw:style-name="gr60" draw:text-style-name="P2" draw:layer="layout" svg:x1="11.2cm" svg:y1="6.637cm" svg:x2="8.85cm" svg:y2="8.35cm">
            <text:p/>
          </draw:line>
          <draw:line draw:style-name="gr60" draw:text-style-name="P2" draw:layer="layout" svg:x1="9.555cm" svg:y1="6.637cm" svg:x2="10.495cm" svg:y2="8.35cm">
            <text:p/>
          </draw:line>
        </draw:g>
        <draw:frame draw:style-name="gr42" draw:text-style-name="P12" draw:layer="layout" svg:width="1.095cm" svg:height="0.662cm" svg:x="6.816cm" svg:y="8.5cm">
          <draw:text-box>
            <text:p text:style-name="P33"><text:span text:style-name="T10">l</text:span><text:span text:style-name="T10">a</text:span><text:span text:style-name="T10">s</text:span><text:span text:style-name="T10">t</text:span></text:p>
          </draw:text-box>
        </draw:frame>
        <draw:path draw:style-name="gr43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2" draw:text-style-name="P14" draw:layer="layout" svg:width="1.095cm" svg:height="0.662cm" svg:x="9.816cm" svg:y="8.5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line draw:style-name="gr43" draw:text-style-name="P2" draw:layer="layout" svg:x1="10.003cm" svg:y1="8.82cm" svg:x2="10.703cm" svg:y2="8.82cm">
          <text:p/>
        </draw:line>
        <draw:line draw:style-name="gr43" draw:text-style-name="P2" draw:layer="layout" svg:x1="10.003cm" svg:y1="8.9cm" svg:x2="10.703cm" svg:y2="8.9cm">
          <text:p/>
        </draw:line>
        <draw:custom-shape draw:style-name="gr4" draw:text-style-name="P16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0" draw:text-style-name="P17" draw:layer="layout" svg:width="13.541cm" svg:height="0.962cm" svg:x="3cm" svg:y="4.534cm">
          <draw:text-box>
            <text:p><text:span text:style-name="T12">O</text:span><text:span text:style-name="T12">p</text:span><text:span text:style-name="T12">e</text:span><text:span text:style-name="T12">.</text:span><text:span text:style-name="T12"> </text:span><text:span text:style-name="T12">0</text:span><text:span text:style-name="T12">.</text:span><text:span text:style-name="T13"> </text:span><text:span text:style-name="T13">3</text:span><text:span text:style-name="T13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a</text:span><text:span text:style-name="T13">l</text:span><text:span text:style-name="T13">r</text:span><text:span text:style-name="T13">e</text:span><text:span text:style-name="T13">a</text:span><text:span text:style-name="T13">d</text:span><text:span text:style-name="T13">y</text:span><text:span text:style-name="T13"> </text:span><text:span text:style-name="T13">i</text:span><text:span text:style-name="T13">n</text:span><text:span text:style-name="T13">s</text:span><text:span text:style-name="T13">e</text:span><text:span text:style-name="T13">r</text:span><text:span text:style-name="T13">t</text:span><text:span text:style-name="T13">e</text:span><text:span text:style-name="T13">d</text:span><text:span text:style-name="T13">.</text:span></text:p>
          </draw:text-box>
        </draw:frame>
        <draw:frame draw:style-name="gr39" draw:text-style-name="P10" draw:layer="layout" svg:width="12.131cm" svg:height="0.962cm" svg:x="3.001cm" svg:y="3.031cm">
          <draw:text-box>
            <text:p><text:span text:style-name="T8">O</text:span><text:span text:style-name="T8">p</text:span><text:span text:style-name="T8">e</text:span><text:span text:style-name="T8">.</text:span><text:span text:style-name="T8"> </text:span><text:span text:style-name="T8">1</text:span><text:span text:style-name="T8">.</text:span><text:span text:style-name="T9"> </text:span><text:span text:style-name="T9">D</text:span><text:span text:style-name="T9">e</text:span><text:span text:style-name="T9">l</text:span><text:span text:style-name="T9">e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e</text:span><text:span text:style-name="T9">l</text:span><text:span text:style-name="T9">e</text:span><text:span text:style-name="T9">m</text:span><text:span text:style-name="T9">e</text:span><text:span text:style-name="T9">n</text:span><text:span text:style-name="T9">t</text:span><text:span text:style-name="T9">0</text:span><text:span text:style-name="T9">3</text:span><text:span text:style-name="T9">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d</text:span><text:span text:style-name="T6">e</text:span><text:span text:style-name="T6">l</text:span><text:span text:style-name="T6">e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3</text:span><text:span text:style-name="T6">’</text:span><text:span text:style-name="T7">.</text:span></text:p>
          </draw:text-box>
        </draw:frame>
      </draw:page>
      <draw:page draw:name="page30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92" draw:text-style-name="P10" draw:layer="layout" svg:width="9.913cm" svg:height="0.962cm" svg:x="2.8cm" svg:y="1.731cm">
          <draw:text-box>
            <text:p><text:span text:style-name="T9">T</text:span><text:span text:style-name="T9">hi</text:span><text:span text:style-name="T9">s </text:span><text:span text:style-name="T9">sli</text:span><text:span text:style-name="T9">d</text:span><text:span text:style-name="T9">e </text:span><text:span text:style-name="T9">is </text:span><text:span text:style-name="T9">u</text:span><text:span text:style-name="T9">n</text:span><text:span text:style-name="T9">d</text:span><text:span text:style-name="T9">er </text:span><text:span text:style-name="T9">c</text:span><text:span text:style-name="T9">o</text:span><text:span text:style-name="T9">n</text:span><text:span text:style-name="T9">st</text:span><text:span text:style-name="T9">ru</text:span><text:span text:style-name="T9">ct</text:span><text:span text:style-name="T9">io</text:span><text:span text:style-name="T9">n </text:span><text:span text:style-name="T9">!!!</text:span></text:p>
          </draw:text-box>
        </draw:frame>
        <draw:path draw:style-name="gr17" draw:text-style-name="P2" draw:layer="layout" svg:width="0.871cm" svg:height="0.403cm" draw:transform="rotate (-2.03453030904979) translate (3.64006132105612cm 7.5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2cm">
          <draw:text-box>
            <text:p text:style-name="P11"><text:span text:style-name="T11">firs</text:span><text:span text:style-name="T11">t</text:span></text:p>
          </draw:text-box>
        </draw:frame>
        <draw:path draw:style-name="gr43" draw:text-style-name="P2" draw:layer="layout" svg:width="0.729cm" svg:height="0.587cm" draw:transform="rotate (-2.03453030904979) translate (11.0561068454727cm 7.710592052557cm)" svg:viewBox="0 0 730 588" svg:d="M59 588c-223-448 224-671 671-560">
          <text:p/>
        </draw:path>
        <draw:path draw:style-name="gr43" draw:text-style-name="P2" draw:layer="layout" svg:width="1.363cm" svg:height="0.344cm" draw:transform="rotate (-2.03453030904979) translate (11.25cm 5.851cm)" svg:viewBox="0 0 1364 345" svg:d="M1364 156c0 0-1029 515-1364-156">
          <text:p/>
        </draw:path>
        <draw:frame draw:style-name="gr93" draw:text-style-name="P10" draw:layer="layout" svg:width="9.138cm" svg:height="0.962cm" svg:x="3cm" svg:y="4.031cm">
          <draw:text-box>
            <text:p><text:span text:style-name="T19">Ope</text:span><text:span text:style-name="T19">. 1. </text:span><text:span text:style-name="T9">Dele</text:span><text:span text:style-name="T9">tion </text:span><text:span text:style-name="T9">of </text:span><text:span text:style-name="T9">elem</text:span><text:span text:style-name="T9">ent0</text:span><text:span text:style-name="T9">3.</text:span></text:p>
          </draw:text-box>
        </draw:frame>
        <draw:custom-shape draw:style-name="gr10" draw:text-style-name="P4" draw:layer="layout" svg:width="1.5cm" svg:height="0.551cm" svg:x="3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3cm" svg:x2="6cm" svg:y2="6.003cm">
          <text:p/>
        </draw:line>
        <draw:line draw:style-name="gr49" draw:text-style-name="P2" draw:layer="layout" svg:x1="7cm" svg:y1="8.003cm" svg:x2="5cm" svg:y2="8.003cm">
          <text:p/>
        </draw:line>
        <draw:line draw:style-name="gr74" draw:text-style-name="P2" draw:layer="layout" svg:x1="7cm" svg:y1="6.003cm" svg:x2="9cm" svg:y2="6.003cm">
          <text:p/>
        </draw:line>
        <draw:line draw:style-name="gr74" draw:text-style-name="P2" draw:layer="layout" svg:x1="10cm" svg:y1="8.003cm" svg:x2="8cm" svg:y2="8.003cm">
          <text:p/>
        </draw:line>
        <draw:g>
          <draw:line draw:style-name="gr84" draw:text-style-name="P2" draw:layer="layout" svg:x1="8.435cm" svg:y1="7.797cm" svg:x2="7.935cm" svg:y2="8.21cm">
            <text:p/>
          </draw:line>
          <draw:line draw:style-name="gr84" draw:text-style-name="P2" draw:layer="layout" svg:x1="8.085cm" svg:y1="7.797cm" svg:x2="8.285cm" svg:y2="8.21cm">
            <text:p/>
          </draw:line>
        </draw:g>
        <draw:g>
          <draw:line draw:style-name="gr60" draw:text-style-name="P2" draw:layer="layout" svg:x1="9.059cm" svg:y1="5.798cm" svg:x2="8.559cm" svg:y2="6.211cm">
            <text:p/>
          </draw:line>
          <draw:line draw:style-name="gr60" draw:text-style-name="P2" draw:layer="layout" svg:x1="8.709cm" svg:y1="5.798cm" svg:x2="8.909cm" svg:y2="6.211cm">
            <text:p/>
          </draw:line>
        </draw:g>
        <draw:custom-shape draw:style-name="gr72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1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168cm">
          <draw:text-box>
            <text:p><text:span text:style-name="T13">ele</text:span><text:span text:style-name="T13">m-</text:span></text:p>
            <text:p><text:span text:style-name="T13">ent</text:span><text:span text:style-name="T13">01</text:span></text:p>
          </draw:text-box>
        </draw:frame>
        <draw:custom-shape draw:style-name="gr88" draw:text-style-name="P32" draw:layer="layout" svg:width="2cm" svg:height="2cm" svg:x="9.001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11.025cm" svg:y="5.501cm">
          <draw:text-box>
            <text:p text:style-name="P11"><text:span text:style-name="T10">empty</text:span></text:p>
          </draw:text-box>
        </draw:frame>
        <draw:frame draw:style-name="gr42" draw:text-style-name="P14" draw:layer="layout" svg:width="1.095cm" svg:height="0.662cm" svg:x="9.815cm" svg:y="8.001cm">
          <draw:text-box>
            <text:p text:style-name="P11"><text:span text:style-name="T11">l</text:span><text:span text:style-name="T11">a</text:span><text:span text:style-name="T11">s</text:span><text:span text:style-name="T11">t</text:span></text:p>
          </draw:text-box>
        </draw:frame>
        <draw:line draw:style-name="gr43" draw:text-style-name="P2" draw:layer="layout" svg:x1="10.002cm" svg:y1="8.321cm" svg:x2="10.702cm" svg:y2="8.321cm">
          <text:p/>
        </draw:line>
        <draw:line draw:style-name="gr43" draw:text-style-name="P2" draw:layer="layout" svg:x1="10.002cm" svg:y1="8.401cm" svg:x2="10.702cm" svg:y2="8.401cm">
          <text:p/>
        </draw:line>
        <draw:frame draw:style-name="gr89" draw:text-style-name="P17" draw:layer="layout" svg:width="2.085cm" svg:height="1.673cm" svg:x="8.956cm" svg:y="6.166cm">
          <draw:text-box>
            <text:p><text:span text:style-name="T13">e</text:span><text:span text:style-name="T13">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3</text:span></text:p>
          </draw:text-box>
        </draw:frame>
        <draw:g>
          <draw:line draw:style-name="gr60" draw:text-style-name="P2" draw:layer="layout" svg:x1="11.2cm" svg:y1="6.138cm" svg:x2="8.85cm" svg:y2="7.851cm">
            <text:p/>
          </draw:line>
          <draw:line draw:style-name="gr60" draw:text-style-name="P2" draw:layer="layout" svg:x1="9.555cm" svg:y1="6.138cm" svg:x2="10.495cm" svg:y2="7.851cm">
            <text:p/>
          </draw:line>
        </draw:g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a</text:span><text:span text:style-name="T1">g</text:span><text:span text:style-name="T1">e</text:span><text:span text:style-name="T1"> </text:span><text:span text:style-name="T1">i</text:span><text:span text:style-name="T1">s</text:span><text:span text:style-name="T1"> </text:span><text:span text:style-name="T6">‘</text:span><text:span text:style-name="T6">d</text:span><text:span text:style-name="T6">e</text:span><text:span text:style-name="T6">l</text:span><text:span text:style-name="T6">e</text:span><text:span text:style-name="T6">t</text:span><text:span text:style-name="T6">i</text:span><text:span text:style-name="T6">o</text:span><text:span text:style-name="T6">n</text:span><text:span text:style-name="T6"> </text:span><text:span text:style-name="T6">c</text:span><text:span text:style-name="T6">a</text:span><text:span text:style-name="T6">s</text:span><text:span text:style-name="T6">e</text:span><text:span text:style-name="T6">0</text:span><text:span text:style-name="T6">4</text:span><text:span text:style-name="T6">’</text:span><text:span text:style-name="T7">.</text:span></text:p>
          </draw:text-box>
        </draw:frame>
      </draw:page>
      <draw:page draw:name="page32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92" draw:text-style-name="P10" draw:layer="layout" svg:width="9.913cm" svg:height="0.962cm" svg:x="2.8cm" svg:y="1.731cm">
          <draw:text-box>
            <text:p><text:span text:style-name="T9">T</text:span><text:span text:style-name="T9">h</text:span><text:span text:style-name="T9">i</text:span><text:span text:style-name="T9">s</text:span><text:span text:style-name="T9"> </text:span><text:span text:style-name="T9">s</text:span><text:span text:style-name="T9">l</text:span><text:span text:style-name="T9">i</text:span><text:span text:style-name="T9">d</text:span><text:span text:style-name="T9">e</text:span><text:span text:style-name="T9"> </text:span><text:span text:style-name="T9">i</text:span><text:span text:style-name="T9">s</text:span><text:span text:style-name="T9"> </text:span><text:span text:style-name="T9">u</text:span><text:span text:style-name="T9">n</text:span><text:span text:style-name="T9">d</text:span><text:span text:style-name="T9">e</text:span><text:span text:style-name="T9">r</text:span><text:span text:style-name="T9"> 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!</text:span><text:span text:style-name="T9">!</text:span><text:span text:style-name="T9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23:45:34.110411385</dc:date>
    <meta:editing-duration>PT17H44M1S</meta:editing-duration>
    <meta:editing-cycles>510</meta:editing-cycles>
    <meta:generator>LibreOffice/5.1.6.2$Linux_X86_64 LibreOffice_project/10m0$Build-2</meta:generator>
    <meta:document-statistic meta:object-count="850"/>
  </office:meta>
</office:document-meta>
</file>